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Times New Roman" svg:font-family="Times New Roman"/>
    <style:font-face style:name="XO Thames" svg:font-family="XO Thames"/>
  </office:font-face-decls>
  <office:automatic-styles>
    <style:style style:family="paragraph" style:name="P3">
      <style:paragraph-properties fo:margin-bottom="0.0001pt" fo:margin-left="0pt" fo:margin-right="0pt" fo:margin-top="0pt" fo:text-align="center" fo:text-indent="0pt"/>
    </style:style>
    <style:style style:family="paragraph" style:name="P2">
      <style:paragraph-properties fo:margin-bottom="0.0001pt" fo:margin-left="0pt" fo:margin-right="0pt" fo:margin-top="0pt" fo:text-align="justify" fo:text-indent="0pt"/>
    </style:style>
    <style:style style:family="paragraph" style:master-page-name="Standard" style:name="P1">
      <style:paragraph-properties fo:margin-bottom="0.0001pt" fo:margin-left="0pt" fo:margin-right="0pt" fo:margin-top="0pt" fo:text-align="center" fo:text-indent="0pt"/>
    </style:style>
    <style:style style:family="text" style:name="T4">
      <style:text-properties fo:color="#000000" fo:font-family="Times New Roman" fo:font-size="8pt" fo:font-style="italic" style:font-name="Times New Roman" style:font-size-asian="8pt" style:font-size-complex="8pt" style:font-style-asian="italic" style:font-style-complex="italic">
        <co:theme-color>
          <value>
            <rgba>000000FF</rgba>
          </value>
        </co:theme-color>
      </style:text-properties>
    </style:style>
    <style:style style:family="text" style:name="T3">
      <style:text-properties fo:color="#000000" fo:font-family="Times New Roman" fo:font-size="12pt" style:font-name="Times New Roman" style:font-size-asian="12pt" style:font-size-complex="12pt">
        <co:theme-color>
          <value>
            <rgba>000000FF</rgba>
          </value>
        </co:theme-color>
      </style:text-properties>
    </style:style>
    <style:style style:family="text" style:name="T2">
      <style:text-properties fo:color="#000000" fo:font-family="Times New Roman" fo:font-size="12pt" fo:font-weight="bold" style:font-name="Times New Roman" style:font-size-asian="12pt" style:font-size-complex="12pt" style:font-weight-asian="bold" style:font-weight-complex="bold">
        <co:theme-color>
          <value>
            <rgba>000000FF</rgba>
          </value>
        </co:theme-color>
      </style:text-properties>
    </style:style>
    <style:style style:family="text" style:name="T1">
      <style:text-properties fo:color="#000000" fo:font-family="XO Thames" fo:font-size="14pt" style:font-name="XO Thames" style:font-size-asian="14pt" style:font-size-complex="14pt">
        <co:theme-color>
          <value>
            <rgba>000000FF</rgba>
          </value>
        </co:theme-color>
      </style:text-properties>
    </style:style>
  </office:automatic-styles>
  <office:body>
    <office:text>
      <text:tracked-changes text:track-changes="false"/>
      <text:p co:para-mark-style-name="T1" text:style-name="P1"><text:span text:style-name="T2">Типовой договор купли-продажи товара</text:span></text:p>
      <text:p co:para-mark-style-name="T1" text:style-name="P2"><text:span text:style-name="T3"> </text:span></text:p>
      <text:p co:para-mark-style-name="T1" text:style-name="P2"><text:span text:style-name="T3">______________________                                                                        "__"__________ 20__ г.</text:span></text:p>
      <text:p co:para-mark-style-name="T1" text:style-name="P2"><text:span text:style-name="T3"> </text:span></text:p>
      <text:p co:para-mark-style-name="T1" text:style-name="P2"><text:span text:style-name="T3">    _____________________________________________________, именуем__ в дальнейшем                                         </text:span></text:p>
      <text:p co:para-mark-style-name="T1" text:style-name="P3"><text:span text:style-name="T4">(наименование организации)</text:span></text:p>
      <text:p co:para-mark-style-name="T1" text:style-name="P2"><text:span text:style-name="T3">"Продавец", в лице _____________________________________________, действующего на</text:span></text:p>
      <text:p co:para-mark-style-name="T1" text:style-name="P3"><text:span text:style-name="T4">(должность, Ф.И.О.)</text:span></text:p>
      <text:p co:para-mark-style-name="T1" text:style-name="P2"><text:span text:style-name="T3">основании ___________ с одной стороны, и __________________________, именуем__ в дальнейшем "Покупатель", в лице _______________________________________________,</text:span></text:p>
      <text:p co:para-mark-style-name="T1" text:style-name="P2"><text:span text:style-name="T3">                                                                                          </text:span><text:span text:style-name="T4">(должность, Ф.И.О.)</text:span></text:p>
      <text:p co:para-mark-style-name="T1" text:style-name="P2"><text:span text:style-name="T3">действующего на основании _____________________, с другой стороны, заключили настоящий договор о нижеследующем:</text:span></text:p>
      <text:p co:para-mark-style-name="T1" text:style-name="P2"><text:span text:style-name="T3"> </text:span></text:p>
      <text:p co:para-mark-style-name="T1" text:style-name="P3"><text:span text:style-name="T2">1. ПРЕДМЕТ ДОГОВОРА</text:span></text:p>
      <text:p co:para-mark-style-name="T1" text:style-name="P2"><text:span text:style-name="T3">1.1.  Продавец  обязуется  передать товар и относящиеся к нему документы  в  собственность  Покупателя,  а  Покупатель  обязуется осмотреть товар, принять и оплатить его на условиях, установленных настоящим договором.</text:span></text:p>
      <text:p co:para-mark-style-name="T1" text:style-name="P2"><text:span text:style-name="T3">1.2. Сведения о продаваемом товаре: ___________________________________________</text:span></text:p>
      <text:p co:para-mark-style-name="T1" text:style-name="P3"><text:span text:style-name="T4">                                                                   </text:span></text:p>
      <text:p co:para-mark-style-name="T1" text:style-name="P2"><text:span text:style-name="T3">_____________________________________________________________________________</text:span></text:p>
      <text:p co:para-mark-style-name="T1" text:style-name="P3"><text:span text:style-name="T3"> </text:span><text:span text:style-name="T4">(наименование, комплектность,  качество с указанием стандарта, ТУ и др.)</text:span></text:p>
      <text:p co:para-mark-style-name="T1" text:style-name="P2"><text:span text:style-name="T3">_____________________________________________________________________________.</text:span></text:p>
      <text:p co:para-mark-style-name="T1" text:style-name="P2"><text:span text:style-name="T3"> </text:span></text:p>
      <text:p co:para-mark-style-name="T1" text:style-name="P2"><text:span text:style-name="T3"> </text:span></text:p>
      <text:p co:para-mark-style-name="T1" text:style-name="P2"><text:span text:style-name="T3"> </text:span></text:p>
      <text:p co:para-mark-style-name="T1" text:style-name="P3"><text:span text:style-name="T2"> </text:span></text:p>
      <text:p co:para-mark-style-name="T1" text:style-name="P3"><text:span text:style-name="T2">2. ПРАВА И ОБЯЗАННОСТИ СТОРОН</text:span></text:p>
      <text:p co:para-mark-style-name="T1" text:style-name="P2"><text:span text:style-name="T3">4.1. Продавец обязан:</text:span></text:p>
      <text:p co:para-mark-style-name="T1" text:style-name="P2"><text:span text:style-name="T3">4.1.1. При продаже товара предоставить Покупателю необходимую и достоверную информацию о товаре, указанном в п. 1.2 настоящего договора, соответствующую</text:span></text:p>
      <text:p co:para-mark-style-name="T1" text:style-name="P2"><text:span text:style-name="T3"> </text:span></text:p>
      <text:p co:para-mark-style-name="T1" text:style-name="P2"><text:span text:style-name="T3"> </text:span></text:p>
      <text:p co:para-mark-style-name="T1" text:style-name="P2"><text:span text:style-name="T3"> </text:span><text:span text:style-name="T2"> </text:span></text:p>
      <text:p co:para-mark-style-name="T1" text:style-name="P3"><text:span text:style-name="T2"> </text:span></text:p>
      <text:p co:para-mark-style-name="T1" text:style-name="P3"><text:span text:style-name="T2"> </text:span></text:p>
      <text:p co:para-mark-style-name="T1" text:style-name="P3"><text:span text:style-name="T2">3. ОТВЕТСТВЕННОСТЬ СТОРОН</text:span></text:p>
      <text:p co:para-mark-style-name="T1" text:style-name="P2"><text:span text:style-name="T3">6.1. За неисполнение или ненадлежащее исполнение обязательств по настоящему договору стороны несут ответственность в соответствии с действующим законодательством РФ.</text:span></text:p>
      <text:p co:para-mark-style-name="T1" text:style-name="P3"><text:span text:style-name="T2"> </text:span></text:p>
      <text:p co:para-mark-style-name="T1" text:style-name="P2"><text:span text:style-name="T3"> </text:span></text:p>
      <text:p co:para-mark-style-name="T1" text:style-name="P2"><text:span text:style-name="T3"> </text:span></text:p>
      <text:p co:para-mark-style-name="T1" text:style-name="P2"><text:span text:style-name="T3"> </text:span></text:p>
      <text:p co:para-mark-style-name="T1" text:style-name="P2"><text:span text:style-name="T3"> </text:span></text:p>
      <text:p co:para-mark-style-name="T1" text:style-name="P2"><text:span text:style-name="T3"> </text:span></text:p>
      <text:p co:para-mark-style-name="T1" text:style-name="P3"><text:span text:style-name="T2">4. ПОДПИСИ СТОРОН</text:span></text:p>
      <text:p co:para-mark-style-name="T1" text:style-name="P2"><text:span text:style-name="T3"> </text:span></text:p>
      <text:p co:para-mark-style-name="T1" text:style-name="P2"><text:span text:style-name="T3">           Продавец:                                                                             Покупатель:</text:span></text:p>
      <text:p co:para-mark-style-name="T1" text:style-name="P2"><text:span text:style-name="T3"> </text:span></text:p>
      <text:p co:para-mark-style-name="T1" text:style-name="P2"><text:span text:style-name="T3">    ____________/__________                                                   _____________/______________</text:span></text:p>
      <text:p co:para-mark-style-name="T1" text:style-name="P2"><text:span text:style-name="T3">       </text:span></text:p>
      <text:p co:para-mark-style-name="T1" text:style-name="P2"><text:span text:style-name="T3">            М.П.                                                                               М.П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5</meta:generator>
    <dc:date>2022-09-05T11:45:22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